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style:font-name="Arial1" fo:font-size="24pt" fo:font-weight="bold" officeooo:rsid="001d6421" officeooo:paragraph-rsid="001d6421" style:font-size-asian="21pt" style:font-weight-asian="bold" style:font-size-complex="24pt" style:font-weight-complex="bold"/>
    </style:style>
    <style:style style:name="P2" style:family="paragraph" style:parent-style-name="Standard">
      <style:text-properties fo:color="#ff860d" loext:opacity="100%" style:font-name="Arial1" fo:font-size="14pt" fo:font-weight="bold" officeooo:rsid="001d6421" officeooo:paragraph-rsid="001d6421" style:font-size-asian="12.25pt" style:font-weight-asian="bold" style:font-size-complex="14pt" style:font-weight-complex="bold"/>
    </style:style>
    <style:style style:name="P3" style:family="paragraph" style:parent-style-name="Standard">
      <style:text-properties fo:color="#000000" loext:opacity="100%" style:font-name="Arial1" fo:font-size="11pt" fo:font-weight="normal" officeooo:rsid="001d6421" officeooo:paragraph-rsid="001d6421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fo:color="#000000" loext:opacity="100%" style:font-name="Arial1" fo:font-size="11pt" fo:font-weight="bold" officeooo:rsid="001d6421" officeooo:paragraph-rsid="001d6421" style:font-size-asian="9.60000038146973pt" style:font-weight-asian="bold" style:font-size-complex="11pt" style:font-weight-complex="bold"/>
    </style:style>
    <style:style style:name="P5" style:family="paragraph" style:parent-style-name="Standard">
      <style:text-properties fo:color="#acb20c" loext:opacity="100%" style:font-name="Arial1" fo:font-size="11pt" fo:font-weight="bold" officeooo:rsid="001d6421" officeooo:paragraph-rsid="001d6421" style:font-size-asian="9.60000038146973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1: Prevención de riesgos laborales. Conceptos del nivel de prevención básico</text:p>
      <text:p text:style-name="P1"/>
      <text:p text:style-name="P2">1. El trabajo y la salud. Cultura preventiva.</text:p>
      <text:p text:style-name="P2"/>
      <text:p text:style-name="P3">El artículo 2 de la Ley de Prevención de Riesgos Laborales, establece que esta ley tiene por objeto la seguridad y salud de los trabajadores mediante el desarrollo de actividades necesarias para la prevención de los riesgos.</text:p>
      <text:p text:style-name="P3"/>
      <text:p text:style-name="P2">2. Daños derivados del trabajo. Riesgos profesionales.</text:p>
      <text:p text:style-name="P2"/>
      <text:p text:style-name="P3">Las condiciones laborales son entendidas como cualquier aspecto del trabajo con consecuencias posibles negativas para la salud del trabajador.</text:p>
      <text:p text:style-name="P3"/>
      <text:p text:style-name="P5">2.1. Tipología.</text:p>
      <text:p text:style-name="P5"/>
      <text:p text:style-name="P4">· Accidente de trabajo: <text:span text:style-name="T1">legalmente, el accidente de trabajo es toda lesión corporal que sufre el trabajador y que es causada como consecuencia del trabajo que este ejecuta por cuenta ajena.</text:span></text:p>
      <text:p text:style-name="P4"><text:span text:style-name="T1">Se denomina accidente blanco a aquel que no ocasiona daños en las personas. Se consideran también accidentes de trabajo:</text:span></text:p>
      <text:p text:style-name="P4"><text:span text:style-name="T1"/></text:p>
      <text:p text:style-name="P4"><text:span text:style-name="T1"><text:tab/>· In intinere: en el trayecto habitual de ida o vuelta.</text:span></text:p>
      <text:p text:style-name="P4"><text:span text:style-name="T1"><text:tab/>· Los ocurridos en actos de salvamento.</text:span></text:p>
      <text:p text:style-name="P4"><text:span text:style-name="T1"/></text:p>
      <text:p text:style-name="P4">· Las enfermedades no profesionales.</text:p>
      <text:p text:style-name="P4"/>
      <text:p text:style-name="P4">· Enfermedades profesionales: <text:span text:style-name="T1">es el deterioro de la salud que se sufre, de forma lenta y paulatina, producido por la exposición del trabajador de forma prolongada a productos contaminantes químicos, físicos o biológicos en el lugar de trabajo.</text:span></text:p>
      <text:p text:style-name="P4"><text:span text:style-name="T1"/></text:p>
      <text:p text:style-name="P4">· Fatiga laboral: <text:span text:style-name="T1">es el resultado de un exceso de carga laboral.</text:span></text:p>
      <text:p text:style-name="P4"><text:span text:style-name="T1"/></text:p>
      <text:p text:style-name="P4">· Insatisfacción laboral: <text:span text:style-name="T1">es el rechazo al trabajo.</text:span></text:p>
      <text:p text:style-name="P4"><text:span text:style-name="T1"/></text:p>
      <text:p text:style-name="P4">· Envejecimiento prematuro: <text:span text:style-name="T1">debido a la acumulación de fatiga crónica.</text:span></text:p>
      <text:p text:style-name="P4"><text:span text:style-name="T1"/></text:p>
      <text:p text:style-name="P2">3. Diferencia entre accidente de trabajo y enfermedad profesional.</text:p>
      <text:p text:style-name="P2"/>
      <text:p text:style-name="P4">Accidente de trabajo.</text:p>
      <text:p text:style-name="P4"/>
      <text:p text:style-name="P3">Suceso inesperado que modifica el normal desarrollo de la actividad laboral y del que pueden derivarse lesiones en las personas y/o daños en las cosas.</text:p>
      <text:p text:style-name="P3"/>
      <text:p text:style-name="P3">· Los que sufra el trabajador al ir o volver del trabajo.</text:p>
      <text:p text:style-name="P3">· Desempeño de cargos electivos de carácter sindical.</text:p>
      <text:p text:style-name="P3">· Los que se produzcan por tareas distintas a las de su categoría profesional.</text:p>
      <text:p text:style-name="P3">· Actos de salvamento.</text:p>
      <text:p text:style-name="P3">· Las enfermedades no incluidas en el artículo 157 de la Ley General de la Seguridad Social.</text:p>
      <text:p text:style-name="P3">· Las enfermedades que se agraven.</text:p>
      <text:p text:style-name="P3">· Las consecuencias del accidente.</text:p>
      <text:p text:style-name="P3"/>
      <text:p text:style-name="P3"/>
      <text:p text:style-name="P4"><text:soft-page-break/>Enfermedad profesional.</text:p>
      <text:p text:style-name="P4"/>
      <text:p text:style-name="P3">Se contrae a consecuencia del trabajo ejecutado por cuenta ajena, o por cuenta propia en las actividades que se especifiquen en el cuadro de Enfermedades Profesionales.</text:p>
      <text:p text:style-name="P3">Aquellas enfermedades que no aparecen en el cuadro, son consideradas legalmente accidentes de trabajo.</text:p>
      <text:p text:style-name="P3"/>
      <text:p text:style-name="P3">Pueden tener su origen en agentes químicos, físicos, biológicos, cancerígenos, por inhalación de sustancias y agentes no comprendidos en los apartados anteriores y por enfermedades profesionales de la piel.</text:p>
      <text:p text:style-name="P3"/>
      <text:p text:style-name="P2">4. Derechos y deberes en materia preventiva.</text:p>
      <text:p text:style-name="P2"/>
      <text:p text:style-name="P3">El marco normativo básico de prevención se ha publicado actualizado a fecha 29 de abril de 2021, y supone la existencia de un deber del empresario y administraciones públicas de protección a los trabajadores frente a los riesgos laborales.</text:p>
      <text:p text:style-name="P3"/>
      <text:p text:style-name="P5">4.1. Derechos y deberes de los trabajadores en materia preventiva.</text:p>
      <text:p text:style-name="P5"/>
      <text:p text:style-name="P3">De los artículos 4 y 5 del Estatuto de los Trabajadores, podemos concluir los derechos y deberes de los trabajadores en materia preventiva.</text:p>
      <text:p text:style-name="P3"/>
      <text:p text:style-name="P4">Derechos para los trabajadores:</text:p>
      <text:p text:style-name="P4"/>
      <text:p text:style-name="P3">· Recibir formación en materia preventiva.</text:p>
      <text:p text:style-name="P3">· Información sobre los riesgos de su puesto de trabajo y las medidas de protección y prevención aplicables y los planes de emergencia.</text:p>
      <text:p text:style-name="P3">· Derecho a participar en todos los aspectos de la prevención a través de los delegados.</text:p>
      <text:p text:style-name="P3">· A la vigilancia de su salud.</text:p>
      <text:p text:style-name="P3">· Interrumpir la actividad en caso de riesgo grave e inminente.</text:p>
      <text:p text:style-name="P3">· Especial protección a los más vulnerables.</text:p>
      <text:p text:style-name="P3"/>
      <text:p text:style-name="P4">Deberes:</text:p>
      <text:p text:style-name="P4"/>
      <text:p text:style-name="P3">· Usar de forma correcta y según las indicaciones de las máquinas, sustancias peligrosas y equipos de transporte.</text:p>
      <text:p text:style-name="P3">· Usar correctamente los EPIs.</text:p>
      <text:p text:style-name="P3">· Observar medidas de seguridad.</text:p>
      <text:p text:style-name="P3">· Informar de los riesgos.</text:p>
      <text:p text:style-name="P3"/>
      <text:p text:style-name="P2">5. Gestión de la prevención de riesgos. Organismos, representación y funciones.</text:p>
      <text:p text:style-name="P2"/>
      <text:p text:style-name="P5">5.1. Representación de los trabajadores en materia preventiva.</text:p>
      <text:p text:style-name="P5"/>
      <text:p text:style-name="P4">Nivel I: <text:span text:style-name="T1">la representación unitaria de los trabajadores en la empresa, constituida por los Delegados de personal y el Comité de Empresa.</text:span></text:p>
      <text:p text:style-name="P4"><text:span text:style-name="T1"/></text:p>
      <text:p text:style-name="P4">Nivel II: <text:span text:style-name="T1">donde se encuadrarían los Delegados de prevención.</text:span></text:p>
      <text:p text:style-name="P4"><text:span text:style-name="T1"/></text:p>
      <text:p text:style-name="P4">Nivel III: <text:span text:style-name="T1">configurado por el Comité de Seguridad y Salud.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5"><text:soft-page-break/>5.2. Funciones del prevencionista básico.</text:p>
      <text:p text:style-name="P5"/>
      <text:p text:style-name="P4">Integran el nivel básico de la actividad preventiva las funciones siguientes:</text:p>
      <text:p text:style-name="P4"/>
      <text:p text:style-name="P3">· Promover los comportamientos seguros y la correcta utilización de los EPIs.</text:p>
      <text:p text:style-name="P3">· Promover las actuaciones preventivas básicas.</text:p>
      <text:p text:style-name="P3">· Realizar evaluaciones elementales de riesgos.</text:p>
      <text:p text:style-name="P3">· Colaborar en la evaluación y el control de los riesgos generales y específicos de la empresa.</text:p>
      <text:p text:style-name="P3">· Actuar en caso de emergencia y primeros auxilios.</text:p>
      <text:p text:style-name="P3"/>
      <text:p text:style-name="P2">6. Gestión de la prevención de riesgos. Organización del trabajo preventivo.</text:p>
      <text:p text:style-name="P2"/>
      <text:p text:style-name="P3">Según lo establecido en la normativa en cuanto a modalidad preventiva, la organización de los recursos necesarios para el desarrollo de las actividades preventivas se realizará por el empresario, asumiendo personalmente dicha actividad, designando a uno o varios trabajadores para llevarla a cabo, constituyendo un servicio de prevención propio o recurriendo a uno ajeno.</text:p>
      <text:p text:style-name="P3"/>
      <text:p text:style-name="P4">· Plan de prevención de riesgos laborales.</text:p>
      <text:p text:style-name="P4"/>
      <text:p text:style-name="P3">Es un documento que se conservará a disposición de la autoridad laboral, autoridad sanitaria y representante de los trabajadores, e incluirá información:</text:p>
      <text:p text:style-name="P3"/>
      <text:p text:style-name="P3">· Identificación de la empresa, su actividad productiva, número de trabajadores, centros.</text:p>
      <text:p text:style-name="P3">· Estructura organizativa de la empresa, funciones y responsabilidades.</text:p>
      <text:p text:style-name="P3">· Procedimientos productivos, técnicos y organizativos de la empresa.</text:p>
      <text:p text:style-name="P3">· Modalidad preventiva elegida.</text:p>
      <text:p text:style-name="P3">· Política, objetivos y metas en materia preventiva.</text:p>
      <text:p text:style-name="P3"/>
      <text:p text:style-name="P4">· Evaluación de los riesgos.</text:p>
      <text:p text:style-name="P4"/>
      <text:p text:style-name="P3">Se analiza la magnitud de los riesgos que no se han podido evitar, para que se puedan adoptar las decisiones adecuadas de cara a las medidas preventivas o medidas a adoptar.</text:p>
      <text:p text:style-name="P3">La evaluación de riesgos debe realizarse con periodicidad y debe quedar documentada para cada puesto de trabajo.</text:p>
      <text:p text:style-name="P3"/>
      <text:p text:style-name="P4">· Planificación de la actividad preventiva.</text:p>
      <text:p text:style-name="P4"/>
      <text:p text:style-name="P4">· Control de los riesgos.</text:p>
      <text:p text:style-name="P4"/>
      <text:p text:style-name="P4">· Actuaciones preventivas específicas.</text:p>
      <text:p text:style-name="P4"/>
      <text:p text:style-name="P2">7. Gestión de la prevención de riesgos. Documentación.</text:p>
      <text:p text:style-name="P2"/>
      <text:p text:style-name="P3">La prevención de riesgos laborales implica el manejo y control de documentos, y su conservación.</text:p>
      <text:p text:style-name="P3"/>
      <text:p text:style-name="P4">· Exigencias legales de la documentación. La normativa (art. 23 LPRL) establece que:</text:p>
      <text:p text:style-name="P4"/>
      <text:p text:style-name="P3">· El empresario debe elaborar y conservar la siguiente documentación: Plan de Prevención de Riesgos Laborales, evaluación de los riesgos, controles de las condiciones de trabajo y actividad de los trabajadores, planificación de la actividad preventiva, controles del estado de salud de los trabajadores, relación de los accidentes de trabajo y enfermedades profesionales.</text:p>
      <text:p text:style-name="P3"/>
      <text:p text:style-name="P3">· Todos los documentos se deben remitir a la autoridad laboral.</text:p>
      <text:p text:style-name="P3"/>
      <text:p text:style-name="P3">· El empresario deberá notificar por escrito los daños que se hayan producido.</text:p>
      <text:p text:style-name="P2"><text:soft-page-break/>8. La actividad laboral y el medio ambiente.</text:p>
      <text:p text:style-name="P2"/>
      <text:p text:style-name="P3">Los procedimientos de trabajo que se utilizan y la tecnología empleada pueden provocar daños en el medio ambiente.</text:p>
      <text:p text:style-name="P3"/>
      <text:p text:style-name="P3">· Contaminación industrial.</text:p>
      <text:p text:style-name="P3">· Deforestación.</text:p>
      <text:p text:style-name="P3">· Contaminación radioactiva.</text:p>
      <text:p text:style-name="P3">· Grandes obras de infraestructuras.</text:p>
      <text:p text:style-name="P3">· Catástrofes provocadas por el hombre.</text:p>
      <text:p text:style-name="P3">· Contaminación del suelo.</text:p>
      <text:p text:style-name="P3">· Contaminación del agu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2T21:24:16.336000000</meta:creation-date>
    <dc:date>2024-01-02T21:53:11.100000000</dc:date>
    <meta:editing-duration>PT28M55S</meta:editing-duration>
    <meta:editing-cycles>1</meta:editing-cycles>
    <meta:document-statistic meta:table-count="0" meta:image-count="0" meta:object-count="0" meta:page-count="4" meta:paragraph-count="87" meta:word-count="1083" meta:character-count="6971" meta:non-whitespace-character-count="5973"/>
    <meta:generator>LibreOffice/7.6.2.1$Windows_X86_64 LibreOffice_project/56f7684011345957bbf33a7ee678afaf4d2ba333</meta:generator>
  </office:meta>
</office:document-meta>
</file>